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font-weight="bold" style:font-weight-asian="bold" fo:letter-spacing="-0.0083in" fo:font-size="12pt" style:font-size-asian="12pt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fo:font-weight="bold" style:font-weight-asian="bold" fo:letter-spacing="-0.0069in" fo:font-size="12pt" style:font-size-asian="12pt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fo:font-weight="bold" style:font-weight-asian="bold" fo:letter-spacing="-0.0055in" fo:font-size="12pt" style:font-size-asian="12pt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fo:font-weight="bold" style:font-weight-asian="bold" fo:font-style="italic" style:font-style-asian="italic" fo:letter-spacing="-0.0013in" fo:font-size="12pt" style:font-size-asian="12pt" style:text-underline-type="single" style:text-underline-style="solid" style:text-underline-width="auto" style:text-underline-mode="continuous"/>
    </style:style>
    <style:style style:name="P9" style:parent-style-name="Textoindependiente" style:family="paragraph">
      <style:text-properties fo:font-weight="bold" style:font-weight-asian="bold" fo:font-style="italic" style:font-style-asian="italic"/>
    </style:style>
    <style:style style:name="P10" style:parent-style-name="Textoindependiente" style:family="paragraph">
      <style:paragraph-properties fo:margin-top="0.1145in"/>
      <style:text-properties fo:font-weight="bold" style:font-weight-asian="bold" fo:font-style="italic" style:font-style-asian="italic"/>
    </style:style>
    <style:style style:name="T11" style:parent-style-name="Fuentedepárrafopredeter." style:family="text">
      <style:text-properties fo:letter-spacing="-0.0041in"/>
    </style:style>
    <style:style style:name="T12" style:parent-style-name="Fuentedepárrafopredeter." style:family="text">
      <style:text-properties fo:letter-spacing="-0.0145in"/>
    </style:style>
    <style:style style:name="T13" style:parent-style-name="Fuentedepárrafopredeter." style:family="text">
      <style:text-properties fo:letter-spacing="-0.0041in"/>
    </style:style>
    <style:style style:name="T14" style:parent-style-name="Fuentedepárrafopredeter." style:family="text">
      <style:text-properties fo:letter-spacing="-0.0145in"/>
    </style:style>
    <style:style style:name="T15" style:parent-style-name="Fuentedepárrafopredeter." style:family="text">
      <style:text-properties fo:letter-spacing="-0.0041in"/>
    </style:style>
    <style:style style:name="T16" style:parent-style-name="Fuentedepárrafopredeter." style:family="text">
      <style:text-properties fo:letter-spacing="-0.0145in"/>
    </style:style>
    <style:style style:name="T17" style:parent-style-name="Fuentedepárrafopredeter." style:family="text">
      <style:text-properties fo:letter-spacing="-0.0041in"/>
    </style:style>
    <style:style style:name="T18" style:parent-style-name="Fuentedepárrafopredeter." style:family="text">
      <style:text-properties fo:letter-spacing="-0.0145in"/>
    </style:style>
    <style:style style:name="T19" style:parent-style-name="Fuentedepárrafopredeter." style:family="text">
      <style:text-properties fo:letter-spacing="-0.0041in"/>
    </style:style>
    <style:style style:name="T20" style:parent-style-name="Fuentedepárrafopredeter." style:family="text">
      <style:text-properties fo:letter-spacing="-0.0159in"/>
    </style:style>
    <style:style style:name="T21" style:parent-style-name="Fuentedepárrafopredeter." style:family="text">
      <style:text-properties fo:letter-spacing="-0.0041in"/>
    </style:style>
    <style:style style:name="P22" style:parent-style-name="Textoindependiente" style:family="paragraph">
      <style:text-properties fo:font-weight="bold" style:font-weight-asian="bold" fo:font-style="italic" style:font-style-asian="italic"/>
    </style:style>
    <style:style style:name="P23" style:parent-style-name="Textoindependiente" style:family="paragraph">
      <style:paragraph-properties fo:margin-top="0.1125in"/>
      <style:text-properties fo:font-weight="bold" style:font-weight-asian="bold" fo:font-style="italic" style:font-style-asian="italic"/>
    </style:style>
    <style:style style:name="P24" style:parent-style-name="Textoindependiente" style:family="paragraph">
      <style:paragraph-properties fo:text-align="justify" fo:line-height="120%" fo:margin-left="0.0708in" fo:margin-right="0.0784in">
        <style:tab-stops/>
      </style:paragraph-properties>
    </style:style>
    <style:style style:name="T25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fo:letter-spacing="-0.0013in"/>
    </style:style>
    <style:style style:name="T27" style:parent-style-name="Fuentedepárrafopredeter." style:family="text">
      <style:text-properties fo:letter-spacing="-0.0118in"/>
    </style:style>
    <style:style style:name="T28" style:parent-style-name="Fuentedepárrafopredeter." style:family="text">
      <style:text-properties fo:font-style="italic" style:font-style-asian="italic" fo:letter-spacing="-0.0013in"/>
    </style:style>
    <style:style style:name="T29" style:parent-style-name="Fuentedepárrafopredeter." style:family="text">
      <style:text-properties fo:font-style="italic" style:font-style-asian="italic" fo:letter-spacing="-0.0111in"/>
    </style:style>
    <style:style style:name="T30" style:parent-style-name="Fuentedepárrafopredeter." style:family="text">
      <style:text-properties fo:letter-spacing="-0.0013in"/>
    </style:style>
    <style:style style:name="T31" style:parent-style-name="Fuentedepárrafopredeter." style:family="text">
      <style:text-properties fo:letter-spacing="-0.0111in"/>
    </style:style>
    <style:style style:name="T32" style:parent-style-name="Fuentedepárrafopredeter." style:family="text">
      <style:text-properties fo:letter-spacing="-0.0013in"/>
    </style:style>
    <style:style style:name="T33" style:parent-style-name="Fuentedepárrafopredeter." style:family="text">
      <style:text-properties fo:letter-spacing="-0.0111in"/>
    </style:style>
    <style:style style:name="T34" style:parent-style-name="Fuentedepárrafopredeter." style:family="text">
      <style:text-properties fo:letter-spacing="-0.0013in"/>
    </style:style>
    <style:style style:name="T35" style:parent-style-name="Fuentedepárrafopredeter." style:family="text">
      <style:text-properties fo:letter-spacing="-0.0111in"/>
    </style:style>
    <style:style style:name="T36" style:parent-style-name="Fuentedepárrafopredeter." style:family="text">
      <style:text-properties fo:letter-spacing="-0.0013in"/>
    </style:style>
    <style:style style:name="T37" style:parent-style-name="Fuentedepárrafopredeter." style:family="text">
      <style:text-properties fo:letter-spacing="-0.0111in"/>
    </style:style>
    <style:style style:name="T38" style:parent-style-name="Fuentedepárrafopredeter." style:family="text">
      <style:text-properties fo:font-style="italic" style:font-style-asian="italic" fo:letter-spacing="-0.0013in"/>
    </style:style>
    <style:style style:name="T39" style:parent-style-name="Fuentedepárrafopredeter." style:family="text">
      <style:text-properties fo:letter-spacing="-0.0013in"/>
    </style:style>
    <style:style style:name="T40" style:parent-style-name="Fuentedepárrafopredeter." style:family="text">
      <style:text-properties fo:letter-spacing="-0.0013in"/>
    </style:style>
    <style:style style:name="T41" style:parent-style-name="Fuentedepárrafopredeter." style:family="text">
      <style:text-properties fo:letter-spacing="-0.0111in"/>
    </style:style>
    <style:style style:name="T42" style:parent-style-name="Fuentedepárrafopredeter." style:family="text">
      <style:text-properties fo:letter-spacing="-0.0013in"/>
    </style:style>
    <style:style style:name="T43" style:parent-style-name="Fuentedepárrafopredeter." style:family="text">
      <style:text-properties fo:letter-spacing="-0.0111in"/>
    </style:style>
    <style:style style:name="T44" style:parent-style-name="Fuentedepárrafopredeter." style:family="text">
      <style:text-properties fo:letter-spacing="-0.0013in"/>
    </style:style>
    <style:style style:name="T45" style:parent-style-name="Fuentedepárrafopredeter." style:family="text">
      <style:text-properties fo:letter-spacing="-0.0111in"/>
    </style:style>
    <style:style style:name="T46" style:parent-style-name="Fuentedepárrafopredeter." style:family="text">
      <style:text-properties fo:letter-spacing="-0.0013in"/>
    </style:style>
    <style:style style:name="T47" style:parent-style-name="Fuentedepárrafopredeter." style:family="text">
      <style:text-properties fo:letter-spacing="-0.0111in"/>
    </style:style>
    <style:style style:name="T48" style:parent-style-name="Fuentedepárrafopredeter." style:family="text">
      <style:text-properties fo:letter-spacing="-0.0013in"/>
    </style:style>
    <style:style style:name="T49" style:parent-style-name="Fuentedepárrafopredeter." style:family="text">
      <style:text-properties fo:letter-spacing="-0.0111in"/>
    </style:style>
    <style:style style:name="T50" style:parent-style-name="Fuentedepárrafopredeter." style:family="text">
      <style:text-properties fo:letter-spacing="-0.0013in"/>
    </style:style>
    <style:style style:name="T51" style:parent-style-name="Fuentedepárrafopredeter." style:family="text">
      <style:text-properties fo:letter-spacing="-0.0111in"/>
    </style:style>
    <style:style style:name="T52" style:parent-style-name="Fuentedepárrafopredeter." style:family="text">
      <style:text-properties fo:letter-spacing="-0.0013in"/>
    </style:style>
    <style:style style:name="T53" style:parent-style-name="Fuentedepárrafopredeter." style:family="text">
      <style:text-properties fo:letter-spacing="-0.0208in"/>
    </style:style>
    <style:style style:name="T54" style:parent-style-name="Fuentedepárrafopredeter." style:family="text">
      <style:text-properties fo:letter-spacing="-0.0013in"/>
    </style:style>
    <style:style style:name="T55" style:parent-style-name="Fuentedepárrafopredeter." style:family="text">
      <style:text-properties fo:letter-spacing="-0.0222in"/>
    </style:style>
    <style:style style:name="T56" style:parent-style-name="Fuentedepárrafopredeter." style:family="text">
      <style:text-properties fo:letter-spacing="-0.0013in"/>
    </style:style>
    <style:style style:name="T57" style:parent-style-name="Fuentedepárrafopredeter." style:family="text">
      <style:text-properties fo:letter-spacing="-0.0222in"/>
    </style:style>
    <style:style style:name="T58" style:parent-style-name="Fuentedepárrafopredeter." style:family="text">
      <style:text-properties fo:letter-spacing="-0.0013in"/>
    </style:style>
    <style:style style:name="T59" style:parent-style-name="Fuentedepárrafopredeter." style:family="text">
      <style:text-properties fo:letter-spacing="-0.0215in"/>
    </style:style>
    <style:style style:name="T60" style:parent-style-name="Fuentedepárrafopredeter." style:family="text">
      <style:text-properties fo:letter-spacing="-0.0013in"/>
    </style:style>
    <style:style style:name="T61" style:parent-style-name="Fuentedepárrafopredeter." style:family="text">
      <style:text-properties fo:letter-spacing="-0.0215in"/>
    </style:style>
    <style:style style:name="T62" style:parent-style-name="Fuentedepárrafopredeter." style:family="text">
      <style:text-properties fo:letter-spacing="-0.0013in"/>
    </style:style>
    <style:style style:name="T63" style:parent-style-name="Fuentedepárrafopredeter." style:family="text">
      <style:text-properties fo:letter-spacing="-0.0215in"/>
    </style:style>
    <style:style style:name="T64" style:parent-style-name="Fuentedepárrafopredeter." style:family="text">
      <style:text-properties fo:letter-spacing="-0.0013in"/>
    </style:style>
    <style:style style:name="T65" style:parent-style-name="Fuentedepárrafopredeter." style:family="text">
      <style:text-properties fo:letter-spacing="-0.0201in"/>
    </style:style>
    <style:style style:name="T66" style:parent-style-name="Fuentedepárrafopredeter." style:family="text">
      <style:text-properties fo:letter-spacing="-0.0013in"/>
    </style:style>
    <style:style style:name="T67" style:parent-style-name="Fuentedepárrafopredeter." style:family="text">
      <style:text-properties fo:letter-spacing="-0.0215in"/>
    </style:style>
    <style:style style:name="T68" style:parent-style-name="Fuentedepárrafopredeter." style:family="text">
      <style:text-properties fo:letter-spacing="-0.0013in"/>
    </style:style>
    <style:style style:name="T69" style:parent-style-name="Fuentedepárrafopredeter." style:family="text">
      <style:text-properties fo:letter-spacing="-0.0215in"/>
    </style:style>
    <style:style style:name="T70" style:parent-style-name="Fuentedepárrafopredeter." style:family="text">
      <style:text-properties fo:letter-spacing="-0.0013in"/>
    </style:style>
    <style:style style:name="T71" style:parent-style-name="Fuentedepárrafopredeter." style:family="text">
      <style:text-properties fo:letter-spacing="-0.0208in"/>
    </style:style>
    <style:style style:name="T72" style:parent-style-name="Fuentedepárrafopredeter." style:family="text">
      <style:text-properties fo:letter-spacing="-0.0013in"/>
    </style:style>
    <style:style style:name="T73" style:parent-style-name="Fuentedepárrafopredeter." style:family="text">
      <style:text-properties fo:font-style="italic" style:font-style-asian="italic" style:font-style-complex="italic" fo:letter-spacing="-0.0013in"/>
    </style:style>
    <style:style style:name="T74" style:parent-style-name="Fuentedepárrafopredeter." style:family="text">
      <style:text-properties fo:letter-spacing="-0.0013in"/>
    </style:style>
    <style:style style:name="P75" style:parent-style-name="Textoindependiente" style:family="paragraph">
      <style:paragraph-properties fo:text-align="justify" fo:line-height="120%" fo:margin-left="0.0708in" fo:margin-right="0.0784in">
        <style:tab-stops/>
      </style:paragraph-properties>
    </style:style>
    <style:style style:name="P76" style:parent-style-name="Textoindependiente" style:family="paragraph">
      <style:paragraph-properties fo:text-align="justify" fo:line-height="120%" fo:margin-left="0.0708in" fo:margin-right="0.0784in">
        <style:tab-stops/>
      </style:paragraph-properties>
    </style:style>
    <style:style style:name="T7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78" style:parent-style-name="Fuentedepárrafopredeter." style:family="text">
      <style:text-properties style:font-weight-complex="bold" fo:font-style="italic" style:font-style-asian="italic" style:font-style-complex="italic"/>
    </style:style>
    <style:style style:name="T79" style:parent-style-name="Fuentedepárrafopredeter." style:family="text">
      <style:text-properties fo:letter-spacing="-0.0013in"/>
    </style:style>
    <style:style style:name="T80" style:parent-style-name="Fuentedepárrafopredeter." style:family="text">
      <style:text-properties fo:letter-spacing="-0.0111in"/>
    </style:style>
    <style:style style:name="T81" style:parent-style-name="Fuentedepárrafopredeter." style:family="text">
      <style:text-properties fo:letter-spacing="-0.0013in"/>
    </style:style>
    <style:style style:name="T82" style:parent-style-name="Fuentedepárrafopredeter." style:family="text">
      <style:text-properties fo:letter-spacing="-0.0111in"/>
    </style:style>
    <style:style style:name="T83" style:parent-style-name="Fuentedepárrafopredeter." style:family="text">
      <style:text-properties fo:letter-spacing="-0.0013in"/>
    </style:style>
    <style:style style:name="T84" style:parent-style-name="Fuentedepárrafopredeter." style:family="text">
      <style:text-properties fo:letter-spacing="-0.0104in"/>
    </style:style>
    <style:style style:name="T85" style:parent-style-name="Fuentedepárrafopredeter." style:family="text">
      <style:text-properties fo:letter-spacing="-0.0013in"/>
    </style:style>
    <style:style style:name="T86" style:parent-style-name="Fuentedepárrafopredeter." style:family="text">
      <style:text-properties fo:letter-spacing="-0.0104in"/>
    </style:style>
    <style:style style:name="T87" style:parent-style-name="Fuentedepárrafopredeter." style:family="text">
      <style:text-properties fo:letter-spacing="-0.0013in"/>
    </style:style>
    <style:style style:name="T88" style:parent-style-name="Fuentedepárrafopredeter." style:family="text">
      <style:text-properties fo:letter-spacing="-0.0097in"/>
    </style:style>
    <style:style style:name="T89" style:parent-style-name="Fuentedepárrafopredeter." style:family="text">
      <style:text-properties fo:letter-spacing="-0.0013in"/>
    </style:style>
    <style:style style:name="T90" style:parent-style-name="Fuentedepárrafopredeter." style:family="text">
      <style:text-properties fo:letter-spacing="-0.0111in"/>
    </style:style>
    <style:style style:name="T91" style:parent-style-name="Fuentedepárrafopredeter." style:family="text">
      <style:text-properties fo:letter-spacing="-0.0013in"/>
    </style:style>
    <style:style style:name="T92" style:parent-style-name="Fuentedepárrafopredeter." style:family="text">
      <style:text-properties fo:letter-spacing="-0.0104in"/>
    </style:style>
    <style:style style:name="T93" style:parent-style-name="Fuentedepárrafopredeter." style:family="text">
      <style:text-properties fo:letter-spacing="-0.0013in"/>
    </style:style>
    <style:style style:name="T94" style:parent-style-name="Fuentedepárrafopredeter." style:family="text">
      <style:text-properties fo:letter-spacing="-0.0111in"/>
    </style:style>
    <style:style style:name="T95" style:parent-style-name="Fuentedepárrafopredeter." style:family="text">
      <style:text-properties fo:letter-spacing="-0.0013in"/>
    </style:style>
    <style:style style:name="T96" style:parent-style-name="Fuentedepárrafopredeter." style:family="text">
      <style:text-properties fo:letter-spacing="-0.0083in"/>
    </style:style>
    <style:style style:name="T97" style:parent-style-name="Fuentedepárrafopredeter." style:family="text">
      <style:text-properties fo:letter-spacing="-0.0013in"/>
    </style:style>
    <style:style style:name="T98" style:parent-style-name="Fuentedepárrafopredeter." style:family="text">
      <style:text-properties fo:letter-spacing="-0.0118in"/>
    </style:style>
    <style:style style:name="T99" style:parent-style-name="Fuentedepárrafopredeter." style:family="text">
      <style:text-properties fo:letter-spacing="-0.0013in"/>
    </style:style>
    <style:style style:name="T100" style:parent-style-name="Fuentedepárrafopredeter." style:family="text">
      <style:text-properties fo:letter-spacing="-0.0097in"/>
    </style:style>
    <style:style style:name="T101" style:parent-style-name="Fuentedepárrafopredeter." style:family="text">
      <style:text-properties fo:letter-spacing="-0.0013in"/>
    </style:style>
    <style:style style:name="T102" style:parent-style-name="Fuentedepárrafopredeter." style:family="text">
      <style:text-properties fo:letter-spacing="-0.0104in"/>
    </style:style>
    <style:style style:name="T103" style:parent-style-name="Fuentedepárrafopredeter." style:family="text">
      <style:text-properties fo:letter-spacing="-0.0013in"/>
    </style:style>
    <style:style style:name="T104" style:parent-style-name="Fuentedepárrafopredeter." style:family="text">
      <style:text-properties fo:letter-spacing="-0.0111in"/>
    </style:style>
    <style:style style:name="T105" style:parent-style-name="Fuentedepárrafopredeter." style:family="text">
      <style:text-properties fo:letter-spacing="-0.0013in"/>
    </style:style>
    <style:style style:name="T106" style:parent-style-name="Fuentedepárrafopredeter." style:family="text">
      <style:text-properties fo:letter-spacing="-0.0027in"/>
    </style:style>
    <style:style style:name="T107" style:parent-style-name="Fuentedepárrafopredeter." style:family="text">
      <style:text-properties fo:letter-spacing="-0.0076in"/>
    </style:style>
    <style:style style:name="T108" style:parent-style-name="Fuentedepárrafopredeter." style:family="text">
      <style:text-properties fo:letter-spacing="-0.0027in"/>
    </style:style>
    <style:style style:name="T109" style:parent-style-name="Fuentedepárrafopredeter." style:family="text">
      <style:text-properties fo:letter-spacing="-0.0076in"/>
    </style:style>
    <style:style style:name="T110" style:parent-style-name="Fuentedepárrafopredeter." style:family="text">
      <style:text-properties fo:letter-spacing="-0.0027in"/>
    </style:style>
    <style:style style:name="T111" style:parent-style-name="Fuentedepárrafopredeter." style:family="text">
      <style:text-properties fo:letter-spacing="-0.0069in"/>
    </style:style>
    <style:style style:name="T112" style:parent-style-name="Fuentedepárrafopredeter." style:family="text">
      <style:text-properties fo:letter-spacing="-0.0027in"/>
    </style:style>
    <style:style style:name="T113" style:parent-style-name="Fuentedepárrafopredeter." style:family="text">
      <style:text-properties fo:letter-spacing="-0.0062in"/>
    </style:style>
    <style:style style:name="T114" style:parent-style-name="Fuentedepárrafopredeter." style:family="text">
      <style:text-properties fo:letter-spacing="-0.0027in"/>
    </style:style>
    <style:style style:name="T115" style:parent-style-name="Fuentedepárrafopredeter." style:family="text">
      <style:text-properties fo:letter-spacing="-0.0083in"/>
    </style:style>
    <style:style style:name="T116" style:parent-style-name="Fuentedepárrafopredeter." style:family="text">
      <style:text-properties fo:letter-spacing="-0.0027in"/>
    </style:style>
    <style:style style:name="T117" style:parent-style-name="Fuentedepárrafopredeter." style:family="text">
      <style:text-properties fo:letter-spacing="-0.0027in"/>
    </style:style>
    <style:style style:name="T118" style:parent-style-name="Fuentedepárrafopredeter." style:family="text">
      <style:text-properties fo:letter-spacing="-0.0069in"/>
    </style:style>
    <style:style style:name="T119" style:parent-style-name="Fuentedepárrafopredeter." style:family="text">
      <style:text-properties fo:letter-spacing="-0.0027in"/>
    </style:style>
    <style:style style:name="T120" style:parent-style-name="Fuentedepárrafopredeter." style:family="text">
      <style:text-properties fo:letter-spacing="-0.0076in"/>
    </style:style>
    <style:style style:name="T121" style:parent-style-name="Fuentedepárrafopredeter." style:family="text">
      <style:text-properties fo:letter-spacing="-0.0027in"/>
    </style:style>
    <style:style style:name="T122" style:parent-style-name="Fuentedepárrafopredeter." style:family="text">
      <style:text-properties fo:letter-spacing="-0.0076in"/>
    </style:style>
    <style:style style:name="T123" style:parent-style-name="Fuentedepárrafopredeter." style:family="text">
      <style:text-properties fo:letter-spacing="-0.0027in"/>
    </style:style>
    <style:style style:name="T124" style:parent-style-name="Fuentedepárrafopredeter." style:family="text">
      <style:text-properties fo:letter-spacing="-0.0062in"/>
    </style:style>
    <style:style style:name="T125" style:parent-style-name="Fuentedepárrafopredeter." style:family="text">
      <style:text-properties fo:letter-spacing="-0.0027in"/>
    </style:style>
    <style:style style:name="T126" style:parent-style-name="Fuentedepárrafopredeter." style:family="text">
      <style:text-properties fo:letter-spacing="-0.0062in"/>
    </style:style>
    <style:style style:name="T127" style:parent-style-name="Fuentedepárrafopredeter." style:family="text">
      <style:text-properties fo:letter-spacing="-0.0027in"/>
    </style:style>
    <style:style style:name="T128" style:parent-style-name="Fuentedepárrafopredeter." style:family="text">
      <style:text-properties fo:letter-spacing="-0.0083in"/>
    </style:style>
    <style:style style:name="T129" style:parent-style-name="Fuentedepárrafopredeter." style:family="text">
      <style:text-properties fo:letter-spacing="-0.0027in"/>
    </style:style>
    <style:style style:name="T130" style:parent-style-name="Fuentedepárrafopredeter." style:family="text">
      <style:text-properties fo:letter-spacing="-0.0062in"/>
    </style:style>
    <style:style style:name="T131" style:parent-style-name="Fuentedepárrafopredeter." style:family="text">
      <style:text-properties fo:letter-spacing="-0.0055in"/>
    </style:style>
    <style:style style:name="T132" style:parent-style-name="Fuentedepárrafopredeter." style:family="text">
      <style:text-properties fo:letter-spacing="-0.0048in"/>
    </style:style>
    <style:style style:name="T133" style:parent-style-name="Fuentedepárrafopredeter." style:family="text">
      <style:text-properties fo:letter-spacing="-0.0048in"/>
    </style:style>
    <style:style style:name="T134" style:parent-style-name="Fuentedepárrafopredeter." style:family="text">
      <style:text-properties fo:letter-spacing="-0.0048in"/>
    </style:style>
    <style:style style:name="T135" style:parent-style-name="Fuentedepárrafopredeter." style:family="text">
      <style:text-properties fo:letter-spacing="-0.0055in"/>
    </style:style>
    <style:style style:name="T136" style:parent-style-name="Fuentedepárrafopredeter." style:family="text">
      <style:text-properties fo:letter-spacing="-0.0048in"/>
    </style:style>
    <style:style style:name="T137" style:parent-style-name="Fuentedepárrafopredeter." style:family="text">
      <style:text-properties fo:letter-spacing="-0.0055in"/>
    </style:style>
    <style:style style:name="T138" style:parent-style-name="Fuentedepárrafopredeter." style:family="text">
      <style:text-properties fo:letter-spacing="-0.0055in"/>
    </style:style>
    <style:style style:name="T139" style:parent-style-name="Fuentedepárrafopredeter." style:family="text">
      <style:text-properties fo:letter-spacing="-0.0048in"/>
    </style:style>
    <style:style style:name="T140" style:parent-style-name="Fuentedepárrafopredeter." style:family="text">
      <style:text-properties fo:letter-spacing="-0.0062in"/>
    </style:style>
    <style:style style:name="T141" style:parent-style-name="Fuentedepárrafopredeter." style:family="text">
      <style:text-properties fo:letter-spacing="-0.0048in"/>
    </style:style>
    <style:style style:name="T142" style:parent-style-name="Fuentedepárrafopredeter." style:family="text">
      <style:text-properties fo:letter-spacing="-0.0027in"/>
    </style:style>
    <style:style style:name="T143" style:parent-style-name="Fuentedepárrafopredeter." style:family="text">
      <style:text-properties fo:letter-spacing="-0.0104in"/>
    </style:style>
    <style:style style:name="T144" style:parent-style-name="Fuentedepárrafopredeter." style:family="text">
      <style:text-properties fo:letter-spacing="-0.0027in"/>
    </style:style>
    <style:style style:name="T145" style:parent-style-name="Fuentedepárrafopredeter." style:family="text">
      <style:text-properties fo:letter-spacing="-0.0097in"/>
    </style:style>
    <style:style style:name="T146" style:parent-style-name="Fuentedepárrafopredeter." style:family="text">
      <style:text-properties fo:letter-spacing="-0.0027in"/>
    </style:style>
    <style:style style:name="T147" style:parent-style-name="Fuentedepárrafopredeter." style:family="text">
      <style:text-properties fo:letter-spacing="-0.0097in"/>
    </style:style>
    <style:style style:name="T148" style:parent-style-name="Fuentedepárrafopredeter." style:family="text">
      <style:text-properties fo:letter-spacing="-0.0027in"/>
    </style:style>
    <style:style style:name="T149" style:parent-style-name="Fuentedepárrafopredeter." style:family="text">
      <style:text-properties fo:letter-spacing="-0.0097in"/>
    </style:style>
    <style:style style:name="T150" style:parent-style-name="Fuentedepárrafopredeter." style:family="text">
      <style:text-properties fo:letter-spacing="-0.0027in"/>
    </style:style>
    <style:style style:name="T151" style:parent-style-name="Fuentedepárrafopredeter." style:family="text">
      <style:text-properties fo:letter-spacing="-0.0097in"/>
    </style:style>
    <style:style style:name="T152" style:parent-style-name="Fuentedepárrafopredeter." style:family="text">
      <style:text-properties fo:letter-spacing="-0.0027in"/>
    </style:style>
    <style:style style:name="T153" style:parent-style-name="Fuentedepárrafopredeter." style:family="text">
      <style:text-properties fo:letter-spacing="-0.0097in"/>
    </style:style>
    <style:style style:name="T154" style:parent-style-name="Fuentedepárrafopredeter." style:family="text">
      <style:text-properties fo:letter-spacing="-0.0027in"/>
    </style:style>
    <style:style style:name="T155" style:parent-style-name="Fuentedepárrafopredeter." style:family="text">
      <style:text-properties fo:letter-spacing="-0.0097in"/>
    </style:style>
    <style:style style:name="T156" style:parent-style-name="Fuentedepárrafopredeter." style:family="text">
      <style:text-properties fo:letter-spacing="-0.0027in"/>
    </style:style>
    <style:style style:name="T157" style:parent-style-name="Fuentedepárrafopredeter." style:family="text">
      <style:text-properties fo:letter-spacing="-0.0097in"/>
    </style:style>
    <style:style style:name="T158" style:parent-style-name="Fuentedepárrafopredeter." style:family="text">
      <style:text-properties fo:letter-spacing="-0.0027in"/>
    </style:style>
    <style:style style:name="T159" style:parent-style-name="Fuentedepárrafopredeter." style:family="text">
      <style:text-properties fo:letter-spacing="-0.0097in"/>
    </style:style>
    <style:style style:name="T160" style:parent-style-name="Fuentedepárrafopredeter." style:family="text">
      <style:text-properties fo:letter-spacing="-0.0027in"/>
    </style:style>
    <style:style style:name="T161" style:parent-style-name="Fuentedepárrafopredeter." style:family="text">
      <style:text-properties fo:letter-spacing="-0.0097in"/>
    </style:style>
    <style:style style:name="T162" style:parent-style-name="Fuentedepárrafopredeter." style:family="text">
      <style:text-properties fo:letter-spacing="-0.0027in"/>
    </style:style>
    <style:style style:name="T163" style:parent-style-name="Fuentedepárrafopredeter." style:family="text">
      <style:text-properties fo:letter-spacing="-0.0083in"/>
    </style:style>
    <style:style style:name="T164" style:parent-style-name="Fuentedepárrafopredeter." style:family="text">
      <style:text-properties fo:letter-spacing="-0.009in"/>
    </style:style>
    <style:style style:name="T165" style:parent-style-name="Fuentedepárrafopredeter." style:family="text">
      <style:text-properties fo:letter-spacing="-0.0083in"/>
    </style:style>
    <style:style style:name="T166" style:parent-style-name="Fuentedepárrafopredeter." style:family="text">
      <style:text-properties style:font-weight-complex="bold"/>
    </style:style>
    <style:style style:name="T167" style:parent-style-name="Fuentedepárrafopredeter." style:family="text">
      <style:text-properties fo:letter-spacing="-0.009in"/>
    </style:style>
    <style:style style:name="T168" style:parent-style-name="Fuentedepárrafopredeter." style:family="text">
      <style:text-properties fo:letter-spacing="-0.0097in"/>
    </style:style>
    <style:style style:name="T169" style:parent-style-name="Fuentedepárrafopredeter." style:family="text">
      <style:text-properties fo:letter-spacing="-0.0104in"/>
    </style:style>
    <style:style style:name="T170" style:parent-style-name="Fuentedepárrafopredeter." style:family="text">
      <style:text-properties fo:letter-spacing="-0.009in"/>
    </style:style>
    <style:style style:name="T171" style:parent-style-name="Fuentedepárrafopredeter." style:family="text">
      <style:text-properties fo:letter-spacing="-0.0083in"/>
    </style:style>
    <style:style style:name="T172" style:parent-style-name="Fuentedepárrafopredeter." style:family="text">
      <style:text-properties fo:letter-spacing="-0.0097in"/>
    </style:style>
    <style:style style:name="T173" style:parent-style-name="Fuentedepárrafopredeter." style:family="text">
      <style:text-properties fo:letter-spacing="-0.0083in"/>
    </style:style>
    <style:style style:name="T174" style:parent-style-name="Fuentedepárrafopredeter." style:family="text">
      <style:text-properties fo:letter-spacing="-0.0125in"/>
    </style:style>
    <style:style style:name="T175" style:parent-style-name="Fuentedepárrafopredeter." style:family="text">
      <style:text-properties fo:letter-spacing="-0.0111in"/>
    </style:style>
    <style:style style:name="T176" style:parent-style-name="Fuentedepárrafopredeter." style:family="text">
      <style:text-properties fo:letter-spacing="-0.0104in"/>
    </style:style>
    <style:style style:name="T177" style:parent-style-name="Fuentedepárrafopredeter." style:family="text">
      <style:text-properties fo:letter-spacing="-0.0104in"/>
    </style:style>
    <style:style style:name="T178" style:parent-style-name="Fuentedepárrafopredeter." style:family="text">
      <style:text-properties fo:letter-spacing="-0.0118in"/>
    </style:style>
    <style:style style:name="T179" style:parent-style-name="Fuentedepárrafopredeter." style:family="text">
      <style:text-properties fo:letter-spacing="-0.0125in"/>
    </style:style>
    <style:style style:name="T180" style:parent-style-name="Fuentedepárrafopredeter." style:family="text">
      <style:text-properties fo:letter-spacing="-0.0104in"/>
    </style:style>
    <style:style style:name="T181" style:parent-style-name="Fuentedepárrafopredeter." style:family="text">
      <style:text-properties fo:letter-spacing="-0.0118in"/>
    </style:style>
    <style:style style:name="T182" style:parent-style-name="Fuentedepárrafopredeter." style:family="text">
      <style:text-properties fo:letter-spacing="0.0277in"/>
    </style:style>
    <style:style style:name="T183" style:parent-style-name="Fuentedepárrafopredeter." style:family="text">
      <style:text-properties fo:letter-spacing="-0.0111in"/>
    </style:style>
    <style:style style:name="T184" style:parent-style-name="Fuentedepárrafopredeter." style:family="text">
      <style:text-properties fo:letter-spacing="-0.0118in"/>
    </style:style>
    <style:style style:name="T185" style:parent-style-name="Fuentedepárrafopredeter." style:family="text">
      <style:text-properties fo:letter-spacing="-0.0104in"/>
    </style:style>
    <style:style style:name="T186" style:parent-style-name="Fuentedepárrafopredeter." style:family="text">
      <style:text-properties fo:letter-spacing="-0.0125in"/>
    </style:style>
    <style:style style:name="T187" style:parent-style-name="Fuentedepárrafopredeter." style:family="text">
      <style:text-properties fo:letter-spacing="0.0277in"/>
    </style:style>
    <style:style style:name="T188" style:parent-style-name="Fuentedepárrafopredeter." style:family="text">
      <style:text-properties fo:letter-spacing="-0.0027in"/>
    </style:style>
    <style:style style:name="T189" style:parent-style-name="Fuentedepárrafopredeter." style:family="text">
      <style:text-properties fo:letter-spacing="0.0277in"/>
    </style:style>
    <style:style style:name="T190" style:parent-style-name="Fuentedepárrafopredeter." style:family="text">
      <style:text-properties fo:letter-spacing="-0.0027in"/>
    </style:style>
    <style:style style:name="T191" style:parent-style-name="Fuentedepárrafopredeter." style:family="text">
      <style:text-properties fo:letter-spacing="-0.009in"/>
    </style:style>
    <style:style style:name="T192" style:parent-style-name="Fuentedepárrafopredeter." style:family="text">
      <style:text-properties fo:letter-spacing="-0.0027in"/>
    </style:style>
    <style:style style:name="T193" style:parent-style-name="Fuentedepárrafopredeter." style:family="text">
      <style:text-properties fo:letter-spacing="-0.0083in"/>
    </style:style>
    <style:style style:name="T194" style:parent-style-name="Fuentedepárrafopredeter." style:family="text">
      <style:text-properties fo:letter-spacing="-0.0027in"/>
    </style:style>
    <style:style style:name="T195" style:parent-style-name="Fuentedepárrafopredeter." style:family="text">
      <style:text-properties fo:letter-spacing="-0.0069in"/>
    </style:style>
    <style:style style:name="T196" style:parent-style-name="Fuentedepárrafopredeter." style:family="text">
      <style:text-properties fo:letter-spacing="-0.0027in"/>
    </style:style>
    <style:style style:name="T197" style:parent-style-name="Fuentedepárrafopredeter." style:family="text">
      <style:text-properties fo:letter-spacing="-0.0076in"/>
    </style:style>
    <style:style style:name="T198" style:parent-style-name="Fuentedepárrafopredeter." style:family="text">
      <style:text-properties fo:letter-spacing="-0.0083in"/>
    </style:style>
    <style:style style:name="T199" style:parent-style-name="Fuentedepárrafopredeter." style:family="text">
      <style:text-properties fo:letter-spacing="-0.009in"/>
    </style:style>
    <style:style style:name="T200" style:parent-style-name="Fuentedepárrafopredeter." style:family="text">
      <style:text-properties fo:letter-spacing="-0.0083in"/>
    </style:style>
    <style:style style:name="T201" style:parent-style-name="Fuentedepárrafopredeter." style:family="text">
      <style:text-properties fo:letter-spacing="-0.0076in"/>
    </style:style>
    <style:style style:name="T202" style:parent-style-name="Fuentedepárrafopredeter." style:family="text">
      <style:text-properties fo:letter-spacing="-0.0083in"/>
    </style:style>
    <style:style style:name="T203" style:parent-style-name="Fuentedepárrafopredeter." style:family="text">
      <style:text-properties fo:letter-spacing="-0.0083in"/>
    </style:style>
    <style:style style:name="T204" style:parent-style-name="Fuentedepárrafopredeter." style:family="text">
      <style:text-properties fo:letter-spacing="-0.0076in"/>
    </style:style>
    <style:style style:name="T205" style:parent-style-name="Fuentedepárrafopredeter." style:family="text">
      <style:text-properties fo:letter-spacing="-0.0048in"/>
    </style:style>
    <style:style style:name="T206" style:parent-style-name="Fuentedepárrafopredeter." style:family="text">
      <style:text-properties fo:letter-spacing="-0.0069in"/>
    </style:style>
    <style:style style:name="T207" style:parent-style-name="Fuentedepárrafopredeter." style:family="text">
      <style:text-properties fo:letter-spacing="-0.0083in"/>
    </style:style>
    <style:style style:name="T208" style:parent-style-name="Fuentedepárrafopredeter." style:family="text">
      <style:text-properties fo:letter-spacing="-0.0131in"/>
    </style:style>
    <style:style style:name="T209" style:parent-style-name="Fuentedepárrafopredeter." style:family="text">
      <style:text-properties fo:letter-spacing="-0.0125in"/>
    </style:style>
    <style:style style:name="T210" style:parent-style-name="Fuentedepárrafopredeter." style:family="text">
      <style:text-properties fo:letter-spacing="-0.0118in"/>
    </style:style>
    <style:style style:name="T211" style:parent-style-name="Fuentedepárrafopredeter." style:family="text">
      <style:text-properties fo:letter-spacing="-0.0118in"/>
    </style:style>
    <style:style style:name="T212" style:parent-style-name="Fuentedepárrafopredeter." style:family="text">
      <style:text-properties fo:letter-spacing="-0.0118in"/>
    </style:style>
    <style:style style:name="T213" style:parent-style-name="Fuentedepárrafopredeter." style:family="text">
      <style:text-properties fo:letter-spacing="-0.0131in"/>
    </style:style>
    <style:style style:name="T214" style:parent-style-name="Fuentedepárrafopredeter." style:family="text">
      <style:text-properties fo:letter-spacing="-0.0111in"/>
    </style:style>
    <style:style style:name="T215" style:parent-style-name="Fuentedepárrafopredeter." style:family="text">
      <style:text-properties fo:letter-spacing="-0.009in"/>
    </style:style>
    <style:style style:name="T216" style:parent-style-name="Fuentedepárrafopredeter." style:family="text">
      <style:text-properties fo:letter-spacing="-0.0125in"/>
    </style:style>
    <style:style style:name="T217" style:parent-style-name="Fuentedepárrafopredeter." style:family="text">
      <style:text-properties fo:letter-spacing="-0.0131in"/>
    </style:style>
    <style:style style:name="T218" style:parent-style-name="Fuentedepárrafopredeter." style:family="text">
      <style:text-properties fo:letter-spacing="-0.0041in"/>
    </style:style>
    <style:style style:name="T219" style:parent-style-name="Fuentedepárrafopredeter." style:family="text">
      <style:text-properties fo:letter-spacing="-0.0083in"/>
    </style:style>
    <style:style style:name="T220" style:parent-style-name="Fuentedepárrafopredeter." style:family="text">
      <style:text-properties fo:letter-spacing="-0.0041in"/>
    </style:style>
    <style:style style:name="T221" style:parent-style-name="Fuentedepárrafopredeter." style:family="text">
      <style:text-properties fo:letter-spacing="-0.0069in"/>
    </style:style>
    <style:style style:name="T222" style:parent-style-name="Fuentedepárrafopredeter." style:family="text">
      <style:text-properties fo:letter-spacing="-0.0041in"/>
    </style:style>
    <style:style style:name="T223" style:parent-style-name="Fuentedepárrafopredeter." style:family="text">
      <style:text-properties fo:letter-spacing="-0.0069in"/>
    </style:style>
    <style:style style:name="T224" style:parent-style-name="Fuentedepárrafopredeter." style:family="text">
      <style:text-properties fo:letter-spacing="-0.0041in"/>
    </style:style>
    <style:style style:name="T225" style:parent-style-name="Fuentedepárrafopredeter." style:family="text">
      <style:text-properties fo:letter-spacing="-0.0083in"/>
    </style:style>
    <style:style style:name="T226" style:parent-style-name="Fuentedepárrafopredeter." style:family="text">
      <style:text-properties fo:letter-spacing="-0.0041in"/>
    </style:style>
    <style:style style:name="T227" style:parent-style-name="Fuentedepárrafopredeter." style:family="text">
      <style:text-properties fo:letter-spacing="-0.0069in"/>
    </style:style>
    <style:style style:name="T228" style:parent-style-name="Fuentedepárrafopredeter." style:family="text">
      <style:text-properties fo:letter-spacing="-0.0041in"/>
    </style:style>
    <style:style style:name="T229" style:parent-style-name="Fuentedepárrafopredeter." style:family="text">
      <style:text-properties fo:letter-spacing="-0.0083in"/>
    </style:style>
    <style:style style:name="T230" style:parent-style-name="Fuentedepárrafopredeter." style:family="text">
      <style:text-properties fo:letter-spacing="-0.0041in"/>
    </style:style>
    <style:style style:name="T231" style:parent-style-name="Fuentedepárrafopredeter." style:family="text">
      <style:text-properties fo:letter-spacing="-0.0069in"/>
    </style:style>
    <style:style style:name="T232" style:parent-style-name="Fuentedepárrafopredeter." style:family="text">
      <style:text-properties fo:letter-spacing="-0.0041in"/>
    </style:style>
    <style:style style:name="T233" style:parent-style-name="Fuentedepárrafopredeter." style:family="text">
      <style:text-properties fo:letter-spacing="-0.0083in"/>
    </style:style>
    <style:style style:name="T234" style:parent-style-name="Fuentedepárrafopredeter." style:family="text">
      <style:text-properties fo:letter-spacing="-0.0041in"/>
    </style:style>
    <style:style style:name="T235" style:parent-style-name="Fuentedepárrafopredeter." style:family="text">
      <style:text-properties fo:letter-spacing="-0.0083in"/>
    </style:style>
    <style:style style:name="T236" style:parent-style-name="Fuentedepárrafopredeter." style:family="text">
      <style:text-properties fo:letter-spacing="-0.0041in"/>
    </style:style>
    <style:style style:name="T237" style:parent-style-name="Fuentedepárrafopredeter." style:family="text">
      <style:text-properties fo:letter-spacing="-0.0069in"/>
    </style:style>
    <style:style style:name="T238" style:parent-style-name="Fuentedepárrafopredeter." style:family="text">
      <style:text-properties fo:letter-spacing="-0.0041in"/>
    </style:style>
    <style:style style:name="T239" style:parent-style-name="Fuentedepárrafopredeter." style:family="text">
      <style:text-properties fo:letter-spacing="-0.0069in"/>
    </style:style>
    <style:style style:name="T240" style:parent-style-name="Fuentedepárrafopredeter." style:family="text">
      <style:text-properties fo:letter-spacing="-0.0083in"/>
    </style:style>
    <style:style style:name="T241" style:parent-style-name="Fuentedepárrafopredeter." style:family="text">
      <style:text-properties fo:letter-spacing="-0.0076in"/>
    </style:style>
    <style:style style:name="T242" style:parent-style-name="Fuentedepárrafopredeter." style:family="text">
      <style:text-properties fo:letter-spacing="-0.0076in"/>
    </style:style>
    <style:style style:name="T243" style:parent-style-name="Fuentedepárrafopredeter." style:family="text">
      <style:text-properties fo:letter-spacing="-0.0069in"/>
    </style:style>
    <style:style style:name="T244" style:parent-style-name="Fuentedepárrafopredeter." style:family="text">
      <style:text-properties fo:letter-spacing="-0.0083in"/>
    </style:style>
    <style:style style:name="T245" style:parent-style-name="Fuentedepárrafopredeter." style:family="text">
      <style:text-properties fo:letter-spacing="-0.0069in"/>
    </style:style>
    <style:style style:name="T246" style:parent-style-name="Fuentedepárrafopredeter." style:family="text">
      <style:text-properties fo:letter-spacing="-0.0013in"/>
    </style:style>
    <style:style style:name="T247" style:parent-style-name="Fuentedepárrafopredeter." style:family="text">
      <style:text-properties fo:letter-spacing="-0.0013in"/>
    </style:style>
    <style:style style:name="T248" style:parent-style-name="Fuentedepárrafopredeter." style:family="text">
      <style:text-properties fo:letter-spacing="-0.0013in"/>
    </style:style>
  </office:automatic-styles>
  <office:body>
    <office:text text:use-soft-page-breaks="true">
      <text:p text:style-name="P1"><text:span text:style-name="T2">TOMA</text:span><text:span text:style-name="T3"><text:s/></text:span><text:span text:style-name="T4">DE</text:span><text:span text:style-name="T5"><text:s/></text:span><text:span text:style-name="T6">REQUERIMIENTOS</text:span><text:span text:style-name="T7"><text:s/></text:span><text:span text:style-name="T8">URBANESSENCE</text:span></text:p>
      <text:p text:style-name="P9"/>
      <text:p text:style-name="P10"/>
      <text:p text:style-name="Título"><text:span text:style-name="T11">INTEGRANTES:</text:span><text:span text:style-name="T12"><text:s/></text:span><text:span text:style-name="T13">Miguel,</text:span><text:span text:style-name="T14"><text:s/></text:span><text:span text:style-name="T15">Daniel,</text:span><text:span text:style-name="T16"><text:s/></text:span><text:span text:style-name="T17">Kevin</text:span><text:span text:style-name="T18"><text:s/></text:span><text:span text:style-name="T19">y</text:span><text:span text:style-name="T20"><text:s/></text:span><text:span text:style-name="T21">Christian.</text:span></text:p>
      <text:p text:style-name="P22"/>
      <text:p text:style-name="P23"/>
      <text:p text:style-name="P24"><text:span text:style-name="T25">Urbanessence</text:span>: un proyecto orientado a la creación de una aplicación para una<text:s/><text:span text:style-name="T26">tienda</text:span><text:span text:style-name="T27"><text:s/></text:span><text:span text:style-name="T28">online</text:span><text:span text:style-name="T29"><text:s/></text:span><text:span text:style-name="T30">de</text:span><text:span text:style-name="T31"><text:s/></text:span><text:span text:style-name="T32">ropa</text:span><text:span text:style-name="T33"><text:s/></text:span><text:span text:style-name="T34">urbana</text:span><text:span text:style-name="T35"><text:s/></text:span><text:span text:style-name="T36">o</text:span><text:span text:style-name="T37"><text:s/></text:span><text:span text:style-name="T38">streetwear</text:span><text:span text:style-name="T39">. Se trata de una empresa<text:s/></text:span><text:span text:style-name="T40">nacional.</text:span><text:span text:style-name="T41"><text:s/></text:span><text:span text:style-name="T42">En</text:span><text:span text:style-name="T43"><text:s/></text:span><text:span text:style-name="T44">el siguiente</text:span><text:span text:style-name="T45"><text:s/></text:span><text:span text:style-name="T46">documento</text:span><text:span text:style-name="T47"><text:s/></text:span><text:span text:style-name="T48">se</text:span><text:span text:style-name="T49"><text:s/></text:span><text:span text:style-name="T50">establecen</text:span><text:span text:style-name="T51"><text:s/></text:span><text:span text:style-name="T52">los</text:span><text:span text:style-name="T53"><text:s/></text:span><text:span text:style-name="T54">requerimientos</text:span><text:span text:style-name="T55"><text:s/></text:span><text:span text:style-name="T56">básicos</text:span><text:span text:style-name="T57"><text:s/></text:span><text:span text:style-name="T58">para</text:span><text:span text:style-name="T59"><text:s/></text:span><text:span text:style-name="T60">la</text:span><text:span text:style-name="T61"><text:s/></text:span><text:span text:style-name="T62">creación</text:span><text:span text:style-name="T63"><text:s/></text:span><text:span text:style-name="T64">de</text:span><text:span text:style-name="T65"><text:s/></text:span><text:span text:style-name="T66">la</text:span><text:span text:style-name="T67"><text:s/></text:span><text:span text:style-name="T68">base</text:span><text:span text:style-name="T69"><text:s/></text:span><text:span text:style-name="T70">de</text:span><text:span text:style-name="T71"><text:s/></text:span><text:span text:style-name="T72">datos. Este documento es susceptible de ser editado en los siguientes<text:s/></text:span><text:span text:style-name="T73">Sprints</text:span><text:span text:style-name="T74">.</text:span></text:p>
      <text:p text:style-name="P75"/>
      <text:p text:style-name="P76"><text:span text:style-name="T77">Requerimientos:</text:span><text:s/>Nuestra base de datos tendrá varias tiendas de las cuales queremos conocer los siguientes datos<text:s/><text:span text:style-name="T78">(id, nombre, dirección, teléfono, <text:s/>horario, numEmpleados)</text:span>. Una tienda solo<text:s/><text:span text:style-name="T79">puede</text:span><text:span text:style-name="T80"><text:s/></text:span><text:span text:style-name="T81">estar</text:span><text:span text:style-name="T82"><text:s/></text:span><text:span text:style-name="T83">en</text:span><text:span text:style-name="T84"><text:s/></text:span><text:span text:style-name="T85">una</text:span><text:span text:style-name="T86"><text:s/></text:span><text:span text:style-name="T87">única</text:span><text:span text:style-name="T88"><text:s/></text:span><text:span text:style-name="T89">ciudad,</text:span><text:span text:style-name="T90"><text:s/></text:span><text:span text:style-name="T91">pero</text:span><text:span text:style-name="T92"><text:s/></text:span><text:span text:style-name="T93">en</text:span><text:span text:style-name="T94"><text:s/></text:span><text:span text:style-name="T95">una</text:span><text:span text:style-name="T96"><text:s/></text:span><text:span text:style-name="T97">ciudad</text:span><text:span text:style-name="T98"><text:s/></text:span><text:span text:style-name="T99">puede</text:span><text:span text:style-name="T100"><text:s/></text:span><text:span text:style-name="T101">haber</text:span><text:span text:style-name="T102"><text:s/></text:span><text:span text:style-name="T103">varias</text:span><text:span text:style-name="T104"><text:s/></text:span><text:span text:style-name="T105">tiendas.<text:s/></text:span><text:span text:style-name="T106">De</text:span><text:span text:style-name="T107"><text:s/></text:span><text:span text:style-name="T108">las</text:span><text:span text:style-name="T109"><text:s/></text:span><text:span text:style-name="T110">ciudades</text:span><text:span text:style-name="T111"><text:s/></text:span><text:span text:style-name="T112">nos</text:span><text:span text:style-name="T113"><text:s/></text:span><text:span text:style-name="T114">interesa</text:span><text:span text:style-name="T115"><text:s/></text:span><text:span text:style-name="T116">guardar los<text:s/></text:span><text:span text:style-name="T117">siguientes datos (Id, nombre, provincia, numHabitantes).</text:span><text:span text:style-name="T118"><text:s/></text:span><text:span text:style-name="T119">A</text:span><text:span text:style-name="T120"><text:s/></text:span><text:span text:style-name="T121">su</text:span><text:span text:style-name="T122"><text:s/></text:span><text:span text:style-name="T123">vez, en</text:span><text:span text:style-name="T124"><text:s/></text:span><text:span text:style-name="T125">una</text:span><text:span text:style-name="T126"><text:s/></text:span><text:span text:style-name="T127">tienda</text:span><text:span text:style-name="T128"><text:s/></text:span><text:span text:style-name="T129">pueden<text:s/></text:span>trabajar<text:span text:style-name="T130"><text:s/></text:span>uno<text:span text:style-name="T131"><text:s/></text:span>o<text:span text:style-name="T132"><text:s/></text:span>varios<text:span text:style-name="T133"><text:s/></text:span>empleados,<text:span text:style-name="T134"><text:s/></text:span>pero<text:span text:style-name="T135"><text:s/></text:span>un<text:span text:style-name="T136"><text:s/></text:span>empleado<text:span text:style-name="T137"><text:s/></text:span>solo<text:span text:style-name="T138"><text:s/></text:span>puede<text:span text:style-name="T139"><text:s/></text:span>trabajar<text:span text:style-name="T140"><text:s/></text:span>en<text:span text:style-name="T141"><text:s/></text:span>una<text:s/><text:span text:style-name="T142">tienda.</text:span><text:span text:style-name="T143"><text:s/></text:span><text:span text:style-name="T144">De</text:span><text:span text:style-name="T145"><text:s/></text:span><text:span text:style-name="T146">los</text:span><text:span text:style-name="T147"><text:s/></text:span><text:span text:style-name="T148">empleados</text:span><text:span text:style-name="T149"><text:s/></text:span><text:span text:style-name="T150">queremos</text:span><text:span text:style-name="T151"><text:s/></text:span><text:span text:style-name="T152">almacenar</text:span><text:span text:style-name="T153"><text:s/></text:span><text:span text:style-name="T154">los siguientes datos (Id, nombre, apellidos, fechaNacimiento, cargo, salario, fechaContratacion, NUSS).</text:span><text:span text:style-name="T155"><text:s/></text:span><text:span text:style-name="T156">En</text:span><text:span text:style-name="T157"><text:s/></text:span><text:span text:style-name="T158">una</text:span><text:span text:style-name="T159"><text:s/></text:span><text:span text:style-name="T160">tienda</text:span><text:span text:style-name="T161"><text:s/></text:span><text:span text:style-name="T162">puede<text:s/></text:span>haber varios productos y un producto solamente puede estar en una tienda. De los productos<text:span text:style-name="T163"><text:s/></text:span>queremos<text:span text:style-name="T164"><text:s/></text:span>saber<text:span text:style-name="T165"><text:s/></text:span><text:span text:style-name="T166">(Id, marca, <text:s/>precio, nombre, color, material, talla)</text:span>,<text:span text:style-name="T167"><text:s/></text:span>un<text:span text:style-name="T168"><text:s/></text:span>producto<text:span text:style-name="T169"><text:s/></text:span>puede<text:span text:style-name="T170"><text:s/></text:span>tener<text:span text:style-name="T171"><text:s/></text:span>un<text:span text:style-name="T172"><text:s/></text:span>solo<text:span text:style-name="T173"><text:s/></text:span>tipo, pero<text:span text:style-name="T174"><text:s/></text:span>un<text:span text:style-name="T175"><text:s/></text:span>tipo<text:span text:style-name="T176"><text:s/></text:span>puede<text:span text:style-name="T177"><text:s/></text:span>tener<text:span text:style-name="T178"><text:s/></text:span>uno<text:span text:style-name="T179"><text:s/></text:span>o<text:span text:style-name="T180"><text:s/></text:span>varios<text:span text:style-name="T181"><text:s/></text:span>productos.<text:span text:style-name="T182"><text:s/></text:span>Del<text:span text:style-name="T183"><text:s/></text:span>tipo de producto<text:span text:style-name="T184"><text:s/></text:span>queremos<text:span text:style-name="T185"><text:s/></text:span>guardar<text:span text:style-name="T186"><text:s/></text:span>el (Id y el nombre).<text:span text:style-name="T187"><text:s/></text:span>Un<text:s/>único<text:s/>producto puede ser suministrado<text:s/>por un único proveedor<text:span text:style-name="T188">.</text:span><text:span text:style-name="T189"><text:s/></text:span><text:span text:style-name="T190">Para</text:span><text:span text:style-name="T191"><text:s/></text:span><text:span text:style-name="T192">los</text:span><text:span text:style-name="T193"><text:s/></text:span><text:span text:style-name="T194">proveedores</text:span><text:span text:style-name="T195"><text:s/></text:span><text:span text:style-name="T196">guardaremos<text:s/></text:span>los siguientes datos (Id, nombre, dirección, teléfono, correoElectronico, NIF),<text:span text:style-name="T197"><text:s/></text:span>un<text:span text:style-name="T198"><text:s/></text:span>proveedor<text:span text:style-name="T199"><text:s/></text:span>es<text:span text:style-name="T200"><text:s/></text:span>de<text:span text:style-name="T201"><text:s/></text:span>una<text:span text:style-name="T202"><text:s/></text:span>única<text:span text:style-name="T203"><text:s/></text:span>ciudad,<text:span text:style-name="T204"><text:s/></text:span>pero<text:span text:style-name="T205"><text:s/></text:span>en<text:span text:style-name="T206"><text:s/></text:span>una<text:span text:style-name="T207"><text:s/></text:span>ciudad puede<text:span text:style-name="T208"><text:s/></text:span>haber<text:span text:style-name="T209"><text:s/></text:span>varios<text:span text:style-name="T210"><text:s/></text:span>proveedores.<text:span text:style-name="T211"><text:s/></text:span>De<text:span text:style-name="T212"><text:s/></text:span>nuestros<text:span text:style-name="T213"><text:s/></text:span>clientes<text:span text:style-name="T214"><text:s/></text:span>nos<text:span text:style-name="T215"><text:s/></text:span>interesa<text:span text:style-name="T216"><text:s/></text:span>almacenar<text:span text:style-name="T217"><text:s/></text:span>(id, nombre, teléfono, fecha de nacimiento, genero, dirección). U<text:span text:style-name="T218">n</text:span><text:span text:style-name="T219"><text:s/></text:span><text:span text:style-name="T220">cliente</text:span><text:span text:style-name="T221"><text:s/></text:span><text:span text:style-name="T222">puede</text:span><text:span text:style-name="T223"><text:s/></text:span><text:span text:style-name="T224">realizar</text:span><text:span text:style-name="T225"><text:s/></text:span><text:span text:style-name="T226">varios</text:span><text:span text:style-name="T227"><text:s/></text:span><text:span text:style-name="T228">pedidos, pero</text:span><text:span text:style-name="T229"><text:s/></text:span><text:span text:style-name="T230">un</text:span><text:span text:style-name="T231"><text:s/></text:span><text:span text:style-name="T232">pedido</text:span><text:span text:style-name="T233"><text:s/></text:span><text:span text:style-name="T234">solo</text:span><text:span text:style-name="T235"><text:s/></text:span><text:span text:style-name="T236">puede</text:span><text:span text:style-name="T237"><text:s/></text:span><text:span text:style-name="T238">ser<text:s/></text:span>realizado por un cliente. Y de los pedidos guardamos (Id, fecha, estado, totalPedido), un pedido puede<text:span text:style-name="T239"><text:s/></text:span>contener<text:span text:style-name="T240"><text:s/></text:span>uno<text:span text:style-name="T241"><text:s/></text:span>o<text:span text:style-name="T242"><text:s/></text:span>varios<text:span text:style-name="T243"><text:s/></text:span>productos<text:s/>y un único producto debe<text:s/>estar<text:span text:style-name="T244"><text:s/></text:span>en<text:span text:style-name="T245"><text:s/></text:span>un único<text:s/><text:span text:style-name="T246">pedido</text:span><text:span text:style-name="T247">.</text:span><text:span text:style-name="T248"><text:s/>Un empleado puede atender varios pedidos y un pedido tiene que ser atendido por un único emplead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rebuchet MS" style:font-name-asian="Trebuchet MS" style:font-name-complex="Trebuchet MS" fo:language="es" fo:country="ES"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text-properties fo:font-size="12pt" style:font-size-asian="12pt" style:font-size-complex="12pt" fo:hyphenate="false"/>
    </style:style>
    <style:style style:name="Título" style:display-name="Título" style:family="paragraph" style:parent-style-name="Normal">
      <style:paragraph-properties fo:text-align="justify" fo:margin-left="0.0708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0.9166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AMANI CHOQUE, CRISTHIAN REINALDO</meta:initial-creator>
    <dc:creator>MAMANI CHOQUE, CRISTHIAN REINALDO</dc:creator>
    <meta:creation-date>2024-05-23T10:20:00Z</meta:creation-date>
    <dc:date>2024-05-23T10:20:00Z</dc:date>
    <meta:print-date>2024-05-18T17:51:00Z</meta:print-date>
    <meta:template xlink:href="Normal.dotm" xlink:type="simple"/>
    <meta:editing-cycles>2</meta:editing-cycles>
    <meta:editing-duration>PT660S</meta:editing-duration>
    <meta:user-defined meta:name="Created" meta:value-type="date">2024-05-18T00:00:00Z</meta:user-defined>
    <meta:user-defined meta:name="Creator">Microsoft® Word para Microsoft 365</meta:user-defined>
    <meta:user-defined meta:name="LastSaved" meta:value-type="date">2024-05-18T00:00:00Z</meta:user-defined>
    <meta:user-defined meta:name="Producer">Microsoft® Word para Microsoft 365</meta:user-defined>
    <meta:document-statistic meta:page-count="1" meta:paragraph-count="4" meta:word-count="322" meta:character-count="2094" meta:row-count="14" meta:non-whitespace-character-count="1776"/>
  </office:meta>
</office:document-meta>
</file>